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8.3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Sélection du lieu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Mentions légales et contac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Mentions légales et contact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introuvable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est votre guide numérique pour l'Allemagne. Vous y trouverez des informations locales, des événements et des conseils, toujours à jour et dans votre langu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ée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Malheureusement, ta langue n'est pas disponible ici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isis une langu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Dernière modification 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tions locales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Malheureusement, cette langue n'est pas disponible ici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Malheureusement, cette ville est introuvable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alheureusement, cette page est introuvable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Malheureusement, cet événement est introuvable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Malheureusement, cette offre est introuvable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Malheureusement, ce point of interest est introuvable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alheureusement, cette page est introuvable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Échec de la connexion au serveur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Impossible de traiter la demande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Impossible de traiter la réponse du serveur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Une erreur inconnue s'est produit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Essayer à nouveau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Malheureusement, la page n'a pas pu être chargée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isis une langue 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Vers la page de démarrage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Vers les catégorie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Vers les événement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Vers les offre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eu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Une erreur s'est produit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Malheureusement, le changement de langue a échoué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a langue sélectionnée n'est pas disponible hors ligne. Une connexion Internet active est requise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ieu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Il n'y a actuellement aucun événement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onctions technique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u de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re « {{offer}} »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 et mentions légales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u de la page « {{page}} »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u de l'événement « {{event}} »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Envoye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Une erreur s'est produite lors de l'envoi de l'avis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Avis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Qu'est-ce qui a été utile 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Que pouvons-nous améliorer 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À quoi sert de donner son avis 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Est-ce que cette page est utile 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til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Pas utile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alheureusement, nous n'avons trouvé aucun résultat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Votre avis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Vous n'avez pas trouvé ce qu'il vous faut 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Quelles sont les informations manquantes ici 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Avis envoyé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Nous vous remercions d'avoir donné votre avis. Cela nous aidera à améliorer notre contenu et l'application {{appName}}. Nous serions heureux de recevoir d'autres commentaires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Cette page n'est pas utile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Cette page est utile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est votre guide numérique pour l'Allemagne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Trouvez rapidement la bonne information à l'aide de mots-clés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ement de langue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Réglage facile de la langue des différentes pages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ctualités et rendez-vous dans les environs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Recherche d'emploi, recherche de stage et plus encore dans la région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En cliquant sur « {{accept}} », j'autorise l'application {{appName}}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é de l'application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à améliorer {{appName}} grâce à l'envoi automatique de rapports d'erreurs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tions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à envoyer des notifications push sur l'actualité locale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ieux proche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à me proposer des lieux proches grâce à ma géolocalisatio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Suit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Enregistrer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r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er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Chercher un lieu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ieux à proximit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Aucun lieu trouvé à proximité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Afin de pouvoir afficher les lieux à proximité, la géolocalisation doit être activé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Mentions légales et contac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rotection des données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égorie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Aucun événement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n disponible dans d'autres langue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Aucune traduction disponi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Modifier le lieu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Modifier la langue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Tout juste trouvé : 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Le partage du contenu a malheureusement échoué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Mentions légales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é de l'application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Améliorer l'application {{appName}} grâce à l'envoi automatique de rapports d'erreur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tions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voir des notifications push sur l'actualité locale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ieux proche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Obtenir des propositions des lieux à proximité grâce à la géolocalisation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À propos d'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on 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es en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utorise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ésactiver fonction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Aucune offre disponibl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Aucune offre disponibl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Chauffag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Eau/eaux usées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amassage des ordures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Ramoneurs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lace de stationnement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Cuisin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alle de bain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ambre d'enfant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ambre d'enfant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ambre d'enfant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Chambre à coucher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éjour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Parquet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Débarras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av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 / Terras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